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0"/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2">
          <table:table-cell office:value-type="string">
            <text:p>oneexp</text:p>
          </table:table-cell>
          <table:table-cell office:value-type="float" office:value="976209">
            <text:p>976209</text:p>
          </table:table-cell>
          <table:table-cell table:number-columns-repeated="4"/>
        </table:table-row>
        <table:table-row table:style-name="ro2">
          <table:table-cell office:value-type="string">
            <text:p>twoexp</text:p>
          </table:table-cell>
          <table:table-cell office:value-type="float" office:value="979663">
            <text:p>979663</text:p>
          </table:table-cell>
          <table:table-cell table:number-columns-repeated="2"/>
          <table:table-cell table:style-name="ce1" table:formula="of:=([.B3]-[.B$2])/1000" office:value-type="float" office:value="3.454">
            <text:p>3.5</text:p>
          </table:table-cell>
          <table:table-cell table:style-name="ce1"/>
        </table:table-row>
        <table:table-row table:style-name="ro2">
          <table:table-cell office:value-type="string">
            <text:p>Register 1</text:p>
          </table:table-cell>
          <table:table-cell office:value-type="float" office:value="991159">
            <text:p>991159</text:p>
          </table:table-cell>
          <table:table-cell table:number-columns-repeated="2"/>
          <table:table-cell table:style-name="ce1" table:formula="of:=([.B4]-[.B$2])/1000" office:value-type="float" office:value="14.95">
            <text:p>15.0</text:p>
          </table:table-cell>
          <table:table-cell table:style-name="ce1"/>
        </table:table-row>
        <table:table-row table:style-name="ro2">
          <table:table-cell office:value-type="string">
            <text:p>Register 5</text:p>
          </table:table-cell>
          <table:table-cell office:value-type="float" office:value="992674">
            <text:p>992674</text:p>
          </table:table-cell>
          <table:table-cell table:number-columns-repeated="2"/>
          <table:table-cell table:style-name="ce1" table:formula="of:=([.B5]-[.B$2])/1000" office:value-type="float" office:value="16.465">
            <text:p>16.5</text:p>
          </table:table-cell>
          <table:table-cell/>
        </table:table-row>
        <table:table-row table:style-name="ro2">
          <table:table-cell office:value-type="string">
            <text:p>Register 10</text:p>
          </table:table-cell>
          <table:table-cell office:value-type="float" office:value="994197">
            <text:p>994197</text:p>
          </table:table-cell>
          <table:table-cell table:number-columns-repeated="2"/>
          <table:table-cell table:style-name="ce1" table:formula="of:=([.B6]-[.B$2])/1000" office:value-type="float" office:value="17.988">
            <text:p>18.0</text:p>
          </table:table-cell>
          <table:table-cell/>
        </table:table-row>
        <table:table-row table:style-name="ro2">
          <table:table-cell office:value-type="string">
            <text:p>Sensor1</text:p>
          </table:table-cell>
          <table:table-cell office:value-type="float" office:value="1226886">
            <text:p>1226886</text:p>
          </table:table-cell>
          <table:table-cell table:number-columns-repeated="2"/>
          <table:table-cell table:formula="of:=([.B7]-[.B$6])/1000" office:value-type="float" office:value="232.689">
            <text:p>232.689</text:p>
          </table:table-cell>
          <table:table-cell/>
        </table:table-row>
        <table:table-row table:style-name="ro2">
          <table:table-cell office:value-type="string">
            <text:p>Sensor5</text:p>
          </table:table-cell>
          <table:table-cell office:value-type="float" office:value="1228435">
            <text:p>1228435</text:p>
          </table:table-cell>
          <table:table-cell table:number-columns-repeated="2"/>
          <table:table-cell table:formula="of:=([.B8]-[.B$6])/1000" office:value-type="float" office:value="234.238">
            <text:p>234.238</text:p>
          </table:table-cell>
          <table:table-cell/>
        </table:table-row>
        <table:table-row table:style-name="ro2">
          <table:table-cell office:value-type="string">
            <text:p>SensorRead</text:p>
          </table:table-cell>
          <table:table-cell office:value-type="float" office:value="1281290">
            <text:p>1281290</text:p>
          </table:table-cell>
          <table:table-cell table:number-columns-repeated="2"/>
          <table:table-cell table:formula="of:=([.B9]-[.B7])/1000" office:value-type="float" office:value="54.404">
            <text:p>54.404</text:p>
          </table:table-cell>
          <table:table-cell/>
        </table:table-row>
        <table:table-row table:style-name="ro2">
          <table:table-cell/>
          <table:table-cell office:value-type="float" office:value="1370000">
            <text:p>1370000</text:p>
          </table:table-cell>
          <table:table-cell table:number-columns-repeated="2"/>
          <table:table-cell table:formula="of:=[.B10]-[.B9]" office:value-type="float" office:value="88710">
            <text:p>88710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2">
          <table:table-cell office:value-type="string">
            <text:p>no trigger</text:p>
          </table:table-cell>
          <table:table-cell office:value-type="float" office:value="1492759">
            <text:p>1492759</text:p>
          </table:table-cell>
          <table:table-cell table:number-columns-repeated="4"/>
        </table:table-row>
        <table:table-row table:style-name="ro2">
          <table:table-cell office:value-type="string">
            <text:p>trigger</text:p>
          </table:table-cell>
          <table:table-cell office:value-type="float" office:value="1494435">
            <text:p>1494435</text:p>
          </table:table-cell>
          <table:table-cell table:number-columns-repeated="2"/>
          <table:table-cell table:formula="of:=([.B15]-[.B$14])/1000" office:value-type="float" office:value="1.676">
            <text:p>1.676</text:p>
          </table:table-cell>
          <table:table-cell/>
        </table:table-row>
        <table:table-row table:style-name="ro2">
          <table:table-cell office:value-type="string">
            <text:p>trigger5</text:p>
          </table:table-cell>
          <table:table-cell office:value-type="float" office:value="1499422">
            <text:p>1499422</text:p>
          </table:table-cell>
          <table:table-cell table:number-columns-repeated="2"/>
          <table:table-cell table:formula="of:=([.B16]-[.B$14])/1000" office:value-type="float" office:value="6.663">
            <text:p>6.663</text:p>
          </table:table-cell>
          <table:table-cell/>
        </table:table-row>
        <table:table-row table:style-name="ro2">
          <table:table-cell office:value-type="string">
            <text:p>trigger10</text:p>
          </table:table-cell>
          <table:table-cell office:value-type="float" office:value="1505900">
            <text:p>1505900</text:p>
          </table:table-cell>
          <table:table-cell table:number-columns-repeated="2"/>
          <table:table-cell table:formula="of:=([.B17]-[.B$14])/1000" office:value-type="float" office:value="13.141">
            <text:p>13.141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2">
          <table:table-cell office:value-type="string">
            <text:p>nosock</text:p>
          </table:table-cell>
          <table:table-cell office:value-type="float" office:value="1427508">
            <text:p>1427508</text:p>
          </table:table-cell>
          <table:table-cell table:number-columns-repeated="4"/>
        </table:table-row>
        <table:table-row table:style-name="ro2">
          <table:table-cell office:value-type="string">
            <text:p>sock</text:p>
          </table:table-cell>
          <table:table-cell office:value-type="float" office:value="1589082">
            <text:p>1589082</text:p>
          </table:table-cell>
          <table:table-cell table:number-columns-repeated="2"/>
          <table:table-cell table:formula="of:=([.B20]-[.B$19])/1000" office:value-type="float" office:value="161.574">
            <text:p>161.574</text:p>
          </table:table-cell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1"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s </meta:initial-creator>
    <meta:creation-date>2014-01-31T14:02:28</meta:creation-date>
    <dc:date>2014-01-31T17:51:03</dc:date>
    <dc:creator>Lucas </dc:creator>
    <meta:editing-duration>PT3H45M58S</meta:editing-duration>
    <meta:editing-cycles>7</meta:editing-cycles>
    <meta:generator>LibreOffice/3.5$Linux_X86_64 LibreOffice_project/350m1$Build-2</meta:generator>
    <meta:document-statistic meta:table-count="3" meta:cell-count="41" meta:object-count="0"/>
  </office:meta>
</office:document-meta>
</file>